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0a48aa" officeooo:paragraph-rsid="000a48aa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2ff7b" officeooo:paragraph-rsid="0002ff7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33pt" fo:font-weight="bold" officeooo:rsid="0002ff7b" officeooo:paragraph-rsid="0002ff7b" style:font-size-asian="33pt" style:font-weight-asian="bold" style:font-size-complex="33pt" style:font-weight-complex="bold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0442a3" officeooo:paragraph-rsid="000442a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0442a3" officeooo:paragraph-rsid="000743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5pt" fo:font-weight="normal" officeooo:rsid="000442a3" officeooo:paragraph-rsid="000442a3" style:font-size-asian="4.34999990463257pt" style:font-weight-asian="normal" style:font-size-complex="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5pt" fo:font-weight="normal" officeooo:rsid="000442a3" officeooo:paragraph-rsid="000a48aa" style:font-size-asian="4.34999990463257pt" style:font-weight-asian="normal" style:font-size-complex="5pt" style:font-weight-complex="normal"/>
    </style:style>
    <style:style style:name="P8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none" officeooo:rsid="0012d9ca" officeooo:paragraph-rsid="0012d9ca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0bb286"/>
    </style:style>
    <style:style style:name="P10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0f3196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108daa"/>
    </style:style>
    <style:style style:name="P12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16090b"/>
    </style:style>
    <style:style style:name="P13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1c82e8"/>
    </style:style>
    <style:style style:name="P14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209898" officeooo:paragraph-rsid="00209898"/>
    </style:style>
    <style:style style:name="P15" style:family="paragraph" style:parent-style-name="Heading_20_1">
      <style:paragraph-properties fo:break-before="page"/>
      <style:text-properties officeooo:rsid="000a48aa" officeooo:paragraph-rsid="000a48aa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0a48aa" officeooo:paragraph-rsid="000a48aa"/>
    </style:style>
    <style:style style:name="P17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0bb286" officeooo:paragraph-rsid="000bb286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none" fo:font-weight="normal" officeooo:rsid="000bb286" officeooo:paragraph-rsid="000bb286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none" fo:font-weight="normal" officeooo:rsid="000bb286" officeooo:paragraph-rsid="000bb28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none" fo:font-weight="normal" officeooo:rsid="001fdb69" officeooo:paragraph-rsid="001fdb69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none" fo:font-weight="normal" officeooo:rsid="001fdb69" officeooo:paragraph-rsid="001fdb69" style:font-size-asian="10.5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none" fo:font-weight="normal" officeooo:rsid="000442a3" officeooo:paragraph-rsid="000442a3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margin-top="0.199cm" fo:margin-bottom="0cm" style:contextual-spacing="false" fo:text-align="start" style:justify-single-word="false"/>
      <style:text-properties style:font-name="Liberation Sans" fo:font-size="12pt" style:text-underline-style="none" fo:font-weight="normal" officeooo:rsid="0007433f" officeooo:paragraph-rsid="0007433f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underline-style="none" officeooo:rsid="000bb286" officeooo:paragraph-rsid="000bb286"/>
    </style:style>
    <style:style style:name="P25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none" officeooo:rsid="000bb286" officeooo:paragraph-rsid="000bb286"/>
    </style:style>
    <style:style style:name="P26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0f3196"/>
    </style:style>
    <style:style style:name="P27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108daa"/>
    </style:style>
    <style:style style:name="P28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0bb286"/>
    </style:style>
    <style:style style:name="P29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0ef2ab"/>
    </style:style>
    <style:style style:name="P30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0bb286" officeooo:paragraph-rsid="000bb286"/>
    </style:style>
    <style:style style:name="P31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1a9efe" officeooo:paragraph-rsid="001a9efe"/>
    </style:style>
    <style:style style:name="P32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1c82e8" officeooo:paragraph-rsid="001e6f69"/>
    </style:style>
    <style:style style:name="P33" style:family="paragraph" style:parent-style-name="Standard">
      <style:paragraph-properties fo:margin-top="0.199cm" fo:margin-bottom="0cm" style:contextual-spacing="false" fo:text-align="start" style:justify-single-word="false"/>
      <style:text-properties style:text-underline-style="solid" style:text-underline-width="auto" style:text-underline-color="font-color" officeooo:rsid="001fdb69" officeooo:paragraph-rsid="001fdb69"/>
    </style:style>
    <style:style style:name="P34" style:family="paragraph" style:parent-style-name="Standard" style:list-style-name="L6">
      <style:paragraph-properties fo:margin-top="0.199cm" fo:margin-bottom="0cm" style:contextual-spacing="false" fo:text-align="start" style:justify-single-word="false"/>
      <style:text-properties officeooo:rsid="000442a3" officeooo:paragraph-rsid="000442a3"/>
    </style:style>
    <style:style style:name="P35" style:family="paragraph" style:parent-style-name="Standard" style:list-style-name="L6">
      <style:paragraph-properties fo:margin-top="0.199cm" fo:margin-bottom="0cm" style:contextual-spacing="false" fo:text-align="start" style:justify-single-word="false"/>
      <style:text-properties officeooo:rsid="0007433f" officeooo:paragraph-rsid="0007433f"/>
    </style:style>
    <style:style style:name="P36" style:family="paragraph" style:parent-style-name="Standard" style:list-style-name="L6">
      <style:paragraph-properties fo:margin-top="0.199cm" fo:margin-bottom="0cm" style:contextual-spacing="false" fo:text-align="start" style:justify-single-word="false"/>
      <style:text-properties officeooo:rsid="0008601d" officeooo:paragraph-rsid="0008601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433f"/>
    </style:style>
    <style:style style:name="T3" style:family="text"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style:text-underline-style="none" fo:font-weight="normal" officeooo:rsid="000626c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0a48aa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07433f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0bb286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0ef2ab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officeooo:rsid="000f3196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style:text-underline-style="none" fo:font-weight="normal" officeooo:rsid="001052c5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none" fo:font-weight="normal" officeooo:rsid="00128889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style:text-underline-style="none" fo:font-weight="normal" officeooo:rsid="0014865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style:text-underline-style="none" fo:font-weight="normal" officeooo:rsid="0015508d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none" fo:font-weight="normal" officeooo:rsid="0015746c" style:font-size-asian="10.5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none" fo:font-weight="normal" officeooo:rsid="00191728" style:font-size-asian="10.5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officeooo:rsid="00195e5d" style:font-size-asian="10.5pt" style:font-weight-asian="normal" style:font-size-complex="12pt" style:font-weight-complex="normal"/>
    </style:style>
    <style:style style:name="T17" style:family="text">
      <style:text-properties style:font-name="Liberation Sans" fo:font-size="12pt" style:text-underline-style="none" fo:font-weight="normal" officeooo:rsid="001ace73" style:font-size-asian="10.5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normal" officeooo:rsid="001c82e8" style:font-size-asian="10.5pt" style:font-weight-asian="normal" style:font-size-complex="12pt" style:font-weight-complex="normal"/>
    </style:style>
    <style:style style:name="T19" style:family="text">
      <style:text-properties style:font-name="Liberation Sans" fo:font-size="12pt" style:text-underline-style="none" fo:font-weight="normal" officeooo:rsid="001e6f69" style:font-size-asian="10.5pt" style:font-weight-asian="normal" style:font-size-complex="12pt" style:font-weight-complex="normal"/>
    </style:style>
    <style:style style:name="T20" style:family="text">
      <style:text-properties style:font-name="Liberation Sans" fo:font-size="12pt" style:text-underline-style="none" fo:font-weight="normal" officeooo:rsid="002228be" style:font-size-asian="10.5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0c5576" style:font-size-asian="10.5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0ef2ab" style:font-size-asian="10.5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95e5d" style:font-size-asian="10.5pt" style:font-weight-asian="normal" style:font-size-complex="12pt" style:font-weight-complex="normal"/>
    </style:style>
    <style:style style:name="T25" style:family="text">
      <style:text-properties officeooo:rsid="0007433f"/>
    </style:style>
    <style:style style:name="T26" style:family="text">
      <style:text-properties style:text-position="super 58%"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27" style:family="text">
      <style:text-properties style:text-position="super 58%" style:font-name="Liberation Sans" fo:font-size="12pt" style:text-underline-style="none" fo:font-weight="normal" officeooo:rsid="00195e5d" style:font-size-asian="10.5pt" style:font-weight-asian="normal" style:font-size-complex="12pt" style:font-weight-complex="normal"/>
    </style:style>
    <style:style style:name="T28" style:family="text">
      <style:text-properties style:text-position="super 58%" style:font-name="Liberation Sans" fo:font-size="12pt" fo:font-weight="normal" officeooo:rsid="000c5576" style:font-size-asian="10.5pt" style:font-weight-asian="normal" style:font-size-complex="12pt" style:font-weight-complex="normal"/>
    </style:style>
    <style:style style:name="T29" style:family="text">
      <style:text-properties style:text-position="super 58%" style:font-name="Liberation Sans" fo:font-size="12pt" fo:font-weight="normal" officeooo:rsid="0015746c" style:font-size-asian="10.5pt" style:font-weight-asian="normal" style:font-size-complex="12pt" style:font-weight-complex="normal"/>
    </style:style>
    <style:style style:name="T30" style:family="text">
      <style:text-properties style:text-position="super 58%" style:font-name="Liberation Sans" fo:font-size="12pt" fo:font-weight="normal" officeooo:rsid="00195e5d" style:font-size-asian="10.5pt" style:font-weight-asian="normal" style:font-size-complex="12pt" style:font-weight-complex="normal"/>
    </style:style>
    <style:style style:name="T31" style:family="text">
      <style:text-properties style:text-position="0% 100%" style:font-name="Liberation Sans"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style:text-position="0% 100%" style:font-name="Liberation Sans" fo:font-size="12pt" fo:font-weight="normal" officeooo:rsid="000c5576" style:font-size-asian="10.5pt" style:font-weight-asian="normal" style:font-size-complex="12pt" style:font-weight-complex="normal"/>
    </style:style>
    <style:style style:name="T33" style:family="text">
      <style:text-properties style:text-position="0% 100%" style:font-name="Liberation Sans" fo:font-size="12pt" fo:font-weight="normal" officeooo:rsid="001f6ef9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oduction To</text:p>
      <text:p text:style-name="P3">Data Structures &amp; Algorithms</text:p>
      <text:p text:style-name="P3"/>
      <text:h text:style-name="P15" text:outline-level="1">Analysis of Algorithms</text:h>
      <text:p text:style-name="P7"/>
      <text:p text:style-name="P1"><text:span text:style-name="T6">W</text:span><text:span text:style-name="T3">e use Big O notation which is the time and space complexity of an algorithm as a function of its input. This normally considers the worst case scenario.</text:span><text:span text:style-name="T7"> </text:span></text:p>
      <text:p text:style-name="P1"/>
      <text:p text:style-name="P17">Notation rules</text:p>
      <text:list text:style-name="L1">
        <text:list-item>
          <text:p text:style-name="P24"><text:span text:style-name="T21">Product rule : If Big-O is the product of multiple terms drop the terms </text:span><text:span text:style-name="T22">irrespective of their size</text:span><text:span text:style-name="T21">. O(4n) &gt; O(n)</text:span></text:p>
        </text:list-item>
        <text:list-item>
          <text:p text:style-name="P24"><text:span text:style-name="T21">Sum rule : If Big-O is the sum of multiple terms keep the largest and drop the rest, O(n + 10 + 100) &gt; O(n + 100), </text:span><text:span text:style-name="T22">O(n</text:span><text:span text:style-name="T28">2</text:span><text:span text:style-name="T32"> + n) &gt; O(n</text:span><text:span text:style-name="T28">2</text:span><text:span text:style-name="T32">) </text:span></text:p>
        </text:list-item>
      </text:list>
      <text:p text:style-name="P25"/>
      <text:p text:style-name="P8"><text:span text:style-name="T32">H</text:span><text:span text:style-name="T31">ere are some common time complexities sorted in ascending order </text:span><text:span text:style-name="T33">of efficiency</text:span></text:p>
      <text:p text:style-name="P9"><text:span text:style-name="T21">O(1)</text:span><text:span text:style-name="T3"> : Constant complexity</text:span></text:p>
      <text:list text:style-name="L2">
        <text:list-item>
          <text:p text:style-name="P18">Basic operations one-time irrespective of the input</text:p>
        </text:list-item>
      </text:list>
      <text:p text:style-name="P10"><text:span text:style-name="T21">O(</text:span><text:span text:style-name="T23">log(n)</text:span><text:span text:style-name="T21">)</text:span><text:span text:style-name="T3"> : </text:span><text:span text:style-name="T8">Logarithmic</text:span><text:span text:style-name="T3"> complexity</text:span></text:p>
      <text:list xml:id="list1697250793" text:style-name="L3">
        <text:list-item>
          <text:p text:style-name="P26"><text:span text:style-name="T3">The </text:span><text:span text:style-name="T9">repeated division</text:span><text:span text:style-name="T3"> of the input size</text:span></text:p>
        </text:list-item>
      </text:list>
      <text:p text:style-name="P9"><text:span text:style-name="T21">O(n)</text:span><text:span text:style-name="T3"> : Linear complexity</text:span></text:p>
      <text:list text:style-name="L4">
        <text:list-item>
          <text:p text:style-name="P19">n-times executions</text:p>
        </text:list-item>
      </text:list>
      <text:p text:style-name="P11"><text:span text:style-name="T21">O(</text:span><text:span text:style-name="T23">n.log(n)</text:span><text:span text:style-name="T21">)</text:span><text:span text:style-name="T3"> : </text:span><text:span text:style-name="T8">Quaslinear/</text:span><text:span text:style-name="T11">Loglinear</text:span><text:span text:style-name="T3"> complexity</text:span></text:p>
      <text:list xml:id="list101119505411634" text:continue-list="list1697250793" text:style-name="L3">
        <text:list-item>
          <text:p text:style-name="P27"><text:span text:style-name="T3">The </text:span><text:span text:style-name="T10">repeated division</text:span><text:span text:style-name="T3"> of the input size </text:span><text:span text:style-name="T10">repeated n-times, </text:span><text:span text:style-name="T12">binary tree </text:span><text:span text:style-name="T13">call</text:span><text:span text:style-name="T17">-</text:span><text:span text:style-name="T13">stack</text:span></text:p>
        </text:list-item>
      </text:list>
      <text:p text:style-name="P9"><text:span text:style-name="T21">O(n</text:span><text:span text:style-name="T29">k</text:span><text:span text:style-name="T21">)</text:span><text:span text:style-name="T3"> : </text:span><text:span text:style-name="T14">Polynomial</text:span><text:span text:style-name="T3"> complexity</text:span></text:p>
      <text:list xml:id="list101120126276431" text:continue-numbering="true" text:style-name="L3">
        <text:list-item>
          <text:p text:style-name="P28"><text:span text:style-name="T3">Th</text:span><text:span text:style-name="T14">e input raised to a certain power, </text:span><text:span text:style-name="T15">Nested loops or a recursive call making n-rcalls</text:span></text:p>
        </text:list-item>
      </text:list>
      <text:p text:style-name="P12"><text:span text:style-name="T21">O(</text:span><text:span text:style-name="T24">c</text:span><text:span text:style-name="T30">n</text:span><text:span text:style-name="T21">)</text:span><text:span text:style-name="T3"> : </text:span><text:span text:style-name="T16">Exponential</text:span><text:span text:style-name="T3"> complexity</text:span></text:p>
      <text:list xml:id="list101120178659659" text:continue-numbering="true" text:style-name="L3">
        <text:list-item>
          <text:p text:style-name="P31"><text:span text:style-name="T3">An O(n.log(n)) like </text:span><text:span text:style-name="T17">structure &amp; call-stack</text:span><text:span text:style-name="T3"> except we repeatedly </text:span><text:span text:style-name="T17">add</text:span><text:span text:style-name="T3"> or </text:span><text:span text:style-name="T17">sub</text:span><text:span text:style-name="T3"> n-times</text:span></text:p>
        </text:list-item>
      </text:list>
      <text:p text:style-name="P13"><text:span text:style-name="T21">O(n</text:span><text:span text:style-name="T31">!</text:span><text:span text:style-name="T21">)</text:span><text:span text:style-name="T3"> : </text:span><text:span text:style-name="T18">Factorial</text:span><text:span text:style-name="T3"> complexity</text:span></text:p>
      <text:list xml:id="list101120463248052" text:continue-numbering="true" text:style-name="L3">
        <text:list-item>
          <text:p text:style-name="P32"><text:span text:style-name="T3">An </text:span><text:span text:style-name="T7">O(</text:span><text:span text:style-name="T16">c</text:span><text:span text:style-name="T27">n</text:span><text:span text:style-name="T7">) </text:span><text:span text:style-name="T3"><text:s/>like behaviour but with a decreasing amount of recursions </text:span><text:span text:style-name="T19">each depth</text:span></text:p>
        </text:list-item>
      </text:list>
      <text:p text:style-name="P29"/>
      <text:p text:style-name="P20">With multi-input Big-O analysis </text:p>
      <text:list text:style-name="L5">
        <text:list-item>
          <text:p text:style-name="P21">Separately we sum – O(n + m)</text:p>
        </text:list-item>
        <text:list-item>
          <text:p text:style-name="P21">Nested we product – O(nm)</text:p>
        </text:list-item>
        <text:list-item>
          <text:p text:style-name="P21">Selective dependant on the bigger one – O(max(n, m))</text:p>
        </text:list-item>
      </text:list>
      <text:p text:style-name="P33"/>
      <text:p text:style-name="P14"><text:span text:style-name="T3">Analyzing space complexity for recursion we look at the maximum stack depth of the call-behaviour </text:span><text:span text:style-name="T20">with the help of a tree representation</text:span><text:span text:style-name="T3">, </text:span><text:span text:style-name="T20">you find out that the time complexity may sometimes differ from the space complexity.</text:span></text:p>
      <text:p text:style-name="P9"/>
      <text:p text:style-name="P9"/>
      <text:h text:style-name="Heading_20_1" text:outline-level="1"><text:soft-page-break/></text:h>
      <text:h text:style-name="Heading_20_1" text:outline-level="1">Search Algorithms</text:h>
      <text:p text:style-name="P6"/>
      <text:p text:style-name="P4">Linear Search<text:span text:style-name="T1"> </text:span><text:span text:style-name="T2">: Unsortted list</text:span></text:p>
      <text:list xml:id="list3266509097" text:style-name="L6">
        <text:list-item>
          <text:p text:style-name="P22">Traverse every node sequentially until we find our element</text:p>
        </text:list-item>
        <text:list-item>
          <text:p text:style-name="P34"><text:span text:style-name="T4">Fine for very small input but v</text:span><text:span text:style-name="T3">ery inneficient as the worst case scenario would be going through all of the input, O(n) time complexity </text:span></text:p>
        </text:list-item>
      </text:list>
      <text:p text:style-name="P5"><text:span text:style-name="T25">Binary</text:span> Search<text:span text:style-name="T1"> : </text:span><text:span text:style-name="T2">Sorted list</text:span></text:p>
      <text:list xml:id="list101120105038379" text:continue-numbering="true" text:style-name="L6">
        <text:list-item>
          <text:p text:style-name="P35"><text:span text:style-name="T3">Compare the middle-most element with the target, if we’re below the target repeat but for the 2</text:span><text:span text:style-name="T26">nd</text:span><text:span text:style-name="T3"> half of the list and discard the 1</text:span><text:span text:style-name="T26">st</text:span><text:span text:style-name="T3"> half.</text:span></text:p>
        </text:list-item>
        <text:list-item>
          <text:p text:style-name="P23">We recursively compare the middle-most element of the arrays and discard the half which whose range doesn’t contain the target</text:p>
        </text:list-item>
        <text:list-item>
          <text:p text:style-name="P23">We stop until we have a sub-array which has 1 or 2 lements either which will have the target, otherwise the target does not exist.</text:p>
        </text:list-item>
        <text:list-item>
          <text:p text:style-name="P36"><text:span text:style-name="T3">Time complexity of O(</text:span><text:span text:style-name="T5">log(n)</text:span><text:span text:style-name="T3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Z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Z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3T11:10:11.501247437</dc:date>
    <meta:editing-duration>PT1H51M40S</meta:editing-duration>
    <meta:editing-cycles>32</meta:editing-cycles>
    <meta:generator>LibreOffice/7.4.7.2$Linux_X86_64 LibreOffice_project/40$Build-2</meta:generator>
    <meta:document-statistic meta:table-count="0" meta:image-count="0" meta:object-count="0" meta:page-count="3" meta:paragraph-count="36" meta:word-count="397" meta:character-count="2274" meta:non-whitespace-character-count="1923"/>
  </office:meta>
</office:document-meta>
</file>